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18pt" style:font-size-asian="18pt" style:font-size-complex="18pt" fo:language="en" fo:country="GB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language="en" fo:country="GB"/>
    </style:style>
    <style:style style:name="P4" style:parent-style-name="Titre1" style:family="paragraph">
      <style:text-properties fo:language="en" fo:country="GB"/>
    </style:style>
    <style:style style:name="P5" style:parent-style-name="Normal" style:family="paragraph">
      <style:text-properties style:font-name="Segoe UI" style:font-name-complex="Segoe UI" fo:color="#111111" fo:background-color="#FFFFFF" fo:language="en" fo:country="GB"/>
    </style:style>
    <style:style style:name="P6" style:parent-style-name="Normal" style:family="paragraph">
      <style:text-properties style:font-name="Segoe UI" style:font-name-complex="Segoe UI" fo:color="#111111" fo:background-color="#FFFFFF" fo:language="en" fo:country="GB"/>
    </style:style>
    <style:style style:name="P7" style:parent-style-name="Normal" style:family="paragraph">
      <style:paragraph-properties fo:border="0.0104in solid #FBEDBB" fo:padding="0.0694in" style:shadow="none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.5pt" style:font-size-asian="10.5pt" style:font-size-complex="10.5pt" fo:language="en" fo:country="GB" style:language-asian="fr" style:country-asian="FR"/>
    </style:style>
    <style:style style:name="P8" style:parent-style-name="Normal" style:family="paragraph">
      <style:paragraph-properties fo:border="0.0104in solid #FBEDBB" fo:padding="0.0694in" style:shadow="none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.5pt" style:font-size-asian="10.5pt" style:font-size-complex="10.5pt" fo:language="en" fo:country="GB" style:language-asian="fr" style:country-asian="FR"/>
    </style:style>
    <style:style style:name="P9" style:parent-style-name="Normal" style:family="paragraph">
      <style:paragraph-properties fo:border="0.0104in solid #FBEDBB" fo:padding="0.0694in" style:shadow="none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.5pt" style:font-size-asian="10.5pt" style:font-size-complex="10.5pt" fo:language="en" fo:country="GB" style:language-asian="fr" style:country-asian="FR"/>
    </style:style>
    <style:style style:name="P10" style:parent-style-name="Normal" style:family="paragraph">
      <style:paragraph-properties fo:border="0.0104in solid #FBEDBB" fo:padding="0.0694in" style:shadow="none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.5pt" style:font-size-asian="10.5pt" style:font-size-complex="10.5pt" fo:language="en" fo:country="GB" style:language-asian="fr" style:country-asian="FR"/>
    </style:style>
    <style:style style:name="P11" style:parent-style-name="Normal" style:family="paragraph">
      <style:paragraph-properties fo:border="0.0104in solid #FBEDBB" fo:padding="0.0694in" style:shadow="none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.5pt" style:font-size-asian="10.5pt" style:font-size-complex="10.5pt" fo:language="en" fo:country="GB" style:language-asian="fr" style:country-asian="FR"/>
    </style:style>
    <style:style style:name="P12" style:parent-style-name="Normal" style:family="paragraph">
      <style:paragraph-properties fo:border="0.0104in solid #FBEDBB" fo:padding="0.0694in" style:shadow="none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.5pt" style:font-size-asian="10.5pt" style:font-size-complex="10.5pt" fo:language="en" fo:country="GB" style:language-asian="fr" style:country-asian="FR"/>
    </style:style>
    <style:style style:name="P13" style:parent-style-name="Normal" style:family="paragraph">
      <style:paragraph-properties fo:border="0.0104in solid #FBEDBB" fo:padding="0.0694in" style:shadow="none" fo:margin-bottom="0in" fo:line-height="100%" fo:background-color="#FBEDB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fo:font-size="10.5pt" style:font-size-asian="10.5pt" style:font-size-complex="10.5pt" fo:language="en" fo:country="GB" style:language-asian="fr" style:country-asian="FR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</office:automatic-styles>
  <office:body>
    <office:text text:use-soft-page-breaks="true">
      <text:p text:style-name="P1"><text:span text:style-name="T2">Sudoku Solver using Graph Coloration</text:span></text:p>
      <text:p text:style-name="P3"/>
      <text:h text:style-name="P4" text:outline-level="1">Greedy Coloring Algorithms<text:line-break/></text:h>
      <text:p text:style-name="P5">Greedy Coloring focuses on carefully picking the next vertex to be colored. Once a vertex is colored, its color never changes. Algorithms under this category differ in the way the next vertex is selected.</text:p>
      <text:p text:style-name="P6">Method :</text:p>
      <text:p text:style-name="P7">1. Find the degree of each vertex. (Degree: is the number of edges connected to it)</text:p>
      <text:p text:style-name="P8"/>
      <text:p text:style-name="P9">2. Order the vertices in descending order according to their degree.</text:p>
      <text:p text:style-name="P10"/>
      <text:p text:style-name="P11">3. Go through the list, color each vertex not connected to colored vertices with the same color.</text:p>
      <text:p text:style-name="P12"/>
      <text:p text:style-name="P13">4. Remove colored vertices from the list and repeat the process until all vertices are colored.</text:p>
      <text:p text:style-name="P14"/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font-weight="bold" style:font-weight-asian="bold" fo:color="#000000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igui</meta:initial-creator>
    <dc:creator>Guigui</dc:creator>
    <meta:creation-date>2023-02-14T08:32:00Z</meta:creation-date>
    <dc:date>2023-02-14T12:53:00Z</dc:date>
    <meta:template xlink:href="Normal.dotm" xlink:type="simple"/>
    <meta:editing-cycles>2</meta:editing-cycles>
    <meta:editing-duration>PT13080S</meta:editing-duration>
    <meta:document-statistic meta:page-count="1" meta:paragraph-count="1" meta:word-count="97" meta:character-count="631" meta:row-count="4" meta:non-whitespace-character-count="535"/>
  </office:meta>
</office:document-meta>
</file>